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rsid="0010954f" officeooo:paragraph-rsid="0010954f"/>
    </style:style>
    <style:style style:name="P2" style:family="paragraph" style:parent-style-name="Standard">
      <style:text-properties officeooo:rsid="0010954f" officeooo:paragraph-rsid="0010954f"/>
    </style:style>
    <style:style style:name="P3" style:family="paragraph" style:parent-style-name="Text_20_body" style:list-style-name="L1"/>
    <style:style style:name="P4" style:family="paragraph" style:parent-style-name="Text_20_body" style:list-style-name="L1">
      <style:paragraph-properties fo:margin-top="0in" fo:margin-bottom="0in" style:contextual-spacing="false"/>
    </style:style>
    <style:style style:name="P5" style:family="paragraph" style:parent-style-name="Text_20_body" style:list-style-name="L2"/>
    <style:style style:name="P6" style:family="paragraph" style:parent-style-name="Text_20_body" style:list-style-name="L3"/>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h text:style-name="P1" text:outline-level="1">Assignment for Django Developer</text:h>
      <text:h text:style-name="Heading_20_1" text:outline-level="1">Introduction</text:h>
      <text:p text:style-name="Text_20_body">In order to better assess your development skills we would like you to design api of multi e-commerce. Please note that we will not assess the app based on how good it looks. Try to make it clean and readable, but don’t spend too much time on design. Focus on structuring your code correctly, so that it would be easily scalable and maintainable.</text:p>
      <text:p text:style-name="Text_20_body">The deadline to submit the assignment is 3 days from the day you receive it. It’s okay, if you couldn’t finish assignment. We just need to check your work efficiency.</text:p>
      <text:h text:style-name="Heading_20_1" text:outline-level="1">Requirements</text:h>
      <text:list text:style-name="L1">
        <text:list-item>
          <text:p text:style-name="P4">You need to build restful API of Multi-vendor <text:a xlink:type="simple" xlink:href="http://E-commerce.You/" text:style-name="Internet_20_link" text:visited-style-name="Visited_20_Internet_20_Link">E-commerce.</text:a> You should include following models. (User, Product, Cart, CartItem, Order, DailyData) </text:p>
        </text:list-item>
        <text:list-item>
          <text:p text:style-name="P4">Feature 1. There are 2 types of User(Buyer / Seller) </text:p>
        </text:list-item>
        <text:list-item>
          <text:p text:style-name="P4">Feature 2. User can store item in their cart </text:p>
        </text:list-item>
        <text:list-item>
          <text:p text:style-name="P4">Feature 3. User can order items in cart. After Order is created, Cart should be empty </text:p>
        </text:list-item>
        <text:list-item>
          <text:p text:style-name="P4">Feature 4. Every 24 hours, Save Daily Revenue Data based on Order </text:p>
        </text:list-item>
        <text:list-item>
          <text:p text:style-name="P3">Feature 5. [Front End] Using Django Template, You need to implement infinite scroll of product list. 12 products should be fetched when you reach bottom of screen. </text:p>
        </text:list-item>
      </text:list>
      <text:h text:style-name="Heading_20_1" text:outline-level="1">Deploy</text:h>
      <text:list text:style-name="L2">
        <text:list-item>
          <text:p text:style-name="P5">You can use any platform you prefer (pythonanywhere, aws, netlify) </text:p>
        </text:list-item>
      </text:list>
      <text:h text:style-name="Heading_20_1" text:outline-level="1">Subscription</text:h>
      <text:list text:style-name="L3">
        <text:list-item>
          <text:p text:style-name="P6">Please Send GIthub Link &amp; Live Link in e-mail </text:p>
        </text:list-item>
      </text:list>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1T13:09:21.042676954</meta:creation-date>
    <dc:date>2024-03-24T04:06:52.932937630</dc:date>
    <meta:editing-duration>PT1M20S</meta:editing-duration>
    <meta:editing-cycles>3</meta:editing-cycles>
    <meta:generator>LibreOffice/7.6.5.2$Linux_X86_64 LibreOffice_project/60$Build-2</meta:generator>
    <meta:document-statistic meta:table-count="0" meta:image-count="0" meta:object-count="0" meta:page-count="1" meta:paragraph-count="15" meta:word-count="222" meta:character-count="1273" meta:non-whitespace-character-count="1066"/>
  </office:meta>
</office:document-meta>
</file>